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50%"/>
      <style:text-properties fo:font-size="13pt" style:font-size-asian="13pt" style:font-size-complex="13pt"/>
    </style:style>
    <style:style style:name="P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-0.344cm" fo:line-height="150%" fo:text-indent="0cm" style:auto-text-indent="false"/>
      <style:text-properties fo:font-size="12pt" style:font-size-asian="12pt" style:font-size-complex="12pt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 Survey on Social Networking Privacy Issues </text:p>
      <text:p text:style-name="P2">By Gopinath S , Prashant Anantharaman, Shruthi S ,Gayathri Ganesh</text:p>
      <text:p text:style-name="P3"><text:s text:c="4"/><text:span text:style-name="T1"><text:s text:c="2"/>Gender : _______ <text:s/><text:tab/><text:tab/> <text:s text:c="2"/>Email-ID : _______________________</text:span></text:p>
      <text:p text:style-name="P5">1. <text:s/>What age group do you fall under? * Required <text:s/></text:p>
      <text:p text:style-name="P5"><text:s text:c="2"/><text:tab/><text:tab/><text:tab/>a) Under 18 <text:tab/><text:tab/><text:tab/><text:tab/>b) 18-22 </text:p>
      <text:p text:style-name="P5"><text:tab/><text:tab/><text:tab/>c) <text:s/>22-25 <text:tab/><text:tab/><text:tab/><text:tab/>d) <text:s/>25+ </text:p>
      <text:p text:style-name="P5">2. <text:s/>What is your profession? * </text:p>
      <text:p text:style-name="P5"><text:tab/>a) School Student <text:tab/> <text:s text:c="14"/>b) College Student <text:tab/><text:tab/>c) Working professional </text:p>
      <text:p text:style-name="P5"><text:s/><text:tab/><text:tab/><text:tab/>Other: _______________________</text:p>
      <text:p text:style-name="P7">3. <text:s/>Do you use social networking sites? * ( Skip to end if answer is no )</text:p>
      <text:p text:style-name="P5"><text:tab/><text:tab/><text:tab/><text:tab/>a) <text:s/>Yes <text:tab/><text:tab/><text:tab/><text:tab/><text:tab/>b) No </text:p>
      <text:p text:style-name="P5">4. <text:s/>Which of the following social networking sites you use ? ** <text:s text:c="2"/>Check all that apply. </text:p>
      <text:p text:style-name="P5"><text:tab/>a) Facebook <text:tab/><text:tab/><text:tab/><text:tab/>b) Twitter <text:tab/><text:tab/><text:tab/>c) Linked In </text:p>
      <text:p text:style-name="P5"><text:tab/>d) MySpace <text:tab/><text:tab/><text:tab/><text:tab/>e) Flixter <text:tab/><text:tab/><text:tab/>f) Diaspora </text:p>
      <text:p text:style-name="P5">5. <text:s/>How long have you been using these social networking sites? </text:p>
      <text:p text:style-name="P5"><text:tab/>a) Less than 6 Months <text:tab/><text:tab/>b) 6-12 months <text:tab/><text:tab/> c) 1- 2 years </text:p>
      <text:p text:style-name="P5"><text:tab/>d) 2-4 years <text:tab/><text:tab/><text:tab/><text:tab/>e) <text:s/>4+ years</text:p>
      <text:p text:style-name="P5">6. <text:s/>How many hours do you spend on an average on Social Networking site? </text:p>
      <text:p text:style-name="P5"><text:tab/>a) Less than 30 mins <text:tab/>b) 30 mins to 2 hours </text:p>
      <text:p text:style-name="P5"><text:tab/>c) 2 hours to 5 hours <text:tab/>d) <text:s/>5+ hours (May God kill your joblessness) </text:p>
      <text:p text:style-name="P5">7. <text:s/>How many friends do you have on an average on these sites? </text:p>
      <text:p text:style-name="P5"><text:tab/>a) <text:s/>0-10 <text:tab/><text:tab/><text:tab/>b) <text:s/>11-50 <text:tab/><text:tab/><text:tab/>c) <text:s/>51-100 </text:p>
      <text:p text:style-name="P5"><text:tab/>d) 101-250 <text:tab/><text:tab/><text:tab/>e) <text:s/>250-1000 <text:tab/><text:tab/><text:tab/>f) 1000+ </text:p>
      <text:p text:style-name="P5">8. <text:s/>Please tell us who comprise you friend list the most ? ** </text:p>
      <text:p text:style-name="P5"><text:tab/>a) <text:s/>Acquaintances <text:tab/><text:tab/>b) Friends <text:tab/><text:tab/><text:tab/>c) Family </text:p>
      <text:p text:style-name="P5"><text:tab/>d) <text:s/>Strangers <text:tab/><text:tab/><text:tab/>e) <text:s/>Close friends <text:tab/><text:tab/>f) Co-workers </text:p>
      <text:p text:style-name="P5">9. <text:s/>What kind of "sensitive" information do you share on social networking sites? **</text:p>
      <text:p text:style-name="P5"><text:tab/>a) <text:s/>Email Addresses <text:tab/>b) <text:s/>Mobile Number <text:tab/><text:tab/>c) Hometown/city </text:p>
      <text:p text:style-name="P5"><text:tab/>d) Photos<text:tab/><text:tab/>e) Relationship status <text:tab/> Other: ________________ </text:p>
      <text:p text:style-name="P5">10. <text:s/>Please tick the kind of information you share on social networking sites below **</text:p>
      <text:p text:style-name="P5"><text:tab/>a) Financial information <text:tab/>c) <text:s/>Intimate secrets <text:tab/>d) Professional/Work related info <text:tab/><text:tab/>e) <text:s/>Religious/political beliefs<text:tab/> <text:s text:c="5"/>b) Gossips<text:tab/> <text:s text:c="6"/>Other: ______________________</text:p>
      <text:p text:style-name="P5"><text:soft-page-break/>11. <text:s/>Why do you use social networks? **</text:p>
      <text:p text:style-name="P5"><text:tab/>a) Because it is relevant, active and interesting </text:p>
      <text:p text:style-name="P5"><text:tab/>b) I believe it can help me get contacts </text:p>
      <text:p text:style-name="P5"><text:tab/>c) Because I am bored </text:p>
      <text:p text:style-name="P5"><text:tab/>d) So that I can stay up to date with community news/updates </text:p>
      <text:p text:style-name="P5"><text:tab/>e) To make professional and business contacts </text:p>
      <text:p text:style-name="P5"><text:tab/> Other : <text:s/>__________________________________</text:p>
      <text:p text:style-name="P5">12. <text:s/>How do you feel about advertising on social networks? </text:p>
      <text:p text:style-name="P5"><text:tab/>a) Annoying <text:tab/><text:tab/>b) <text:s/>Indifferent <text:tab/><text:tab/>c) Useful </text:p>
      <text:p text:style-name="P5">13. <text:s/>Are you concerned about your privacy on social networks? </text:p>
      <text:p text:style-name="P5"><text:tab/>a) A little <text:tab/><text:tab/>b) <text:s/>Hell yeah <text:tab/><text:tab/><text:tab/>c) Ofcouse not </text:p>
      <text:p text:style-name="P5">14. <text:s/>What's your take on the Snowden NSA Surveylance case? </text:p>
      <text:p text:style-name="P5"><text:tab/>a) So what if NSA has my data? <text:tab/><text:tab/>b) And what can they do with it? </text:p>
      <text:p text:style-name="P5"><text:tab/>c) Yes, it was disturbing </text:p>
      <text:p text:style-name="P5">15. <text:s/>Do you know anything about TOR(The Onion Router) project ? </text:p>
      <text:p text:style-name="P5"><text:tab/>a) Yes <text:tab/><text:tab/>b) <text:s/>Have just heard the name <text:tab/>c) No </text:p>
      <text:p text:style-name="P5">16. <text:s/>Are you aware of the privacy policy of Facebook that they can use your photos? </text:p>
      <text:p text:style-name="P5"><text:tab/>a) Yes so what? <text:tab/>b) Oh my God! Thanks! <text:tab/><text:tab/>c) I don't care </text:p>
      <text:p text:style-name="P5">17. <text:s/>Are you comfortable with the fact that Facebook, google, Skype, etc are constantly selling your data to people? </text:p>
      <text:p text:style-name="P5"><text:tab/>a) I have nothing to lose<text:tab/> <text:tab/><text:tab/>b) <text:s/>So what? I get better results </text:p>
      <text:p text:style-name="P5"><text:tab/>c) We need to do something about it! <text:tab/> Other: _____________________</text:p>
      <text:p text:style-name="P5">18. <text:s/>Have you heard of Diaspora? </text:p>
      <text:p text:style-name="P5"><text:tab/>a) Yes <text:tab/><text:tab/> <text:s text:c="5"/>b) No <text:tab/><text:tab/>c) Yes, but not sure whats special about it </text:p>
      <text:p text:style-name="P5">19. <text:s/>Will you start using Diaspora if we setup a server ? <text:s/>(For CEGians only )</text:p>
      <text:p text:style-name="P5"><text:tab/>a) <text:s/>Yes<text:tab/> <text:tab/> <text:tab/>b) <text:s/>Have to think <text:tab/><text:tab/><text:tab/>c) No </text:p>
      <text:p text:style-name="P5">20. <text:s/>Have you ever made a search on DuckDuckGo ? </text:p>
      <text:p text:style-name="P4"><text:tab/><text:span text:style-name="T2">a) Yeah , I DuckDuckGo always <text:tab/>b) <text:s/>I'd Google about it <text:tab/>c) <text:s/>No , I don't care </text:span></text:p>
      <text:p text:style-name="P5"/>
      <text:p text:style-name="P5"><text:s text:c="8"/>Any Comments or Feedback ? </text:p>
      <text:p text:style-name="P5"/>
      <text:p text:style-name="P6">--------Thanks for your patience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Untitled1" style:family="graphic" style:parent-style-name="Watermark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0.06pt solid #000000" fo:padding="0.3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3T17:46:52</meta:creation-date>
    <dc:date>2013-08-03T19:31:56</dc:date>
    <meta:editing-duration>PT1H17M35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2" meta:paragraph-count="61" meta:word-count="580" meta:character-count="3387" meta:non-whitespace-character-count="2563"/>
  </office:meta>
</office:document-meta>
</file>